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ManagerImpl.UserManagerImpl( SessionImpl session , String admi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erManagerImpl.createParentNode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serManagerImpl.getUserNode( String user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uthorizab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rImpl.createGroup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rImpl.getParentPath( String hint , String roo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rManagerImpl.getAuthorizable( Principal principa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uthorizableIterator.AuthorizableIterator( NodeIterator authNode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ManagerImpl.getAuthorizable( String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serManagerImpl.isAdminId( String use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rImpl.createGroup( Principal principal , String intermediat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serManagerImpl.createUser( String userID , String password , Principal principal , String intermediate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UserManagerImpl.hasAuthorizableOrReferee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horizab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rImpl.setProtectedProperty( NodeImpl node , Name propName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orizable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ManagerImpl.createUser( NodeImpl user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ManagerImpl.setProtectedProperty( NodeImpl node , Name propName , 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ManagerImpl.createUser( String userID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rImpl.getCurrentUser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horizableIterator.seek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serManagerImpl.getGroupNode( String group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serManagerImpl.findAuthorizables( String property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rImpl.getValue( String st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rImpl.getGroupId( String princip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ManagerImpl.findAuthorizables( String propertyName , String value , int search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serManagerImpl.removeProtectedItem( ItemImpl item , 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ManagerImpl.createGroup( NodeImpl group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